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uel_30" table:style-name="ta1">
        <table:shapes>
          <draw:frame draw:z-index="0" draw:style-name="gr1" draw:text-style-name="P1" svg:width="209.72mm" svg:height="117.96mm" svg:x="122.44mm" svg:y="401.55mm">
            <loext:p draw:notify-on-update-of-ranges="fuel_30.A1:fuel_30.A101 fuel_30.B1:fuel_30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3" calcext:value-type="float">
            <text:p>6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9" calcext:value-type="float">
            <text:p>8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3" calcext:value-type="float">
            <text:p>10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45" calcext:value-type="float">
            <text:p>12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5" calcext:value-type="float">
            <text:p>14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3" calcext:value-type="float">
            <text:p>16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69" calcext:value-type="float">
            <text:p>18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93" calcext:value-type="float">
            <text:p>20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25" calcext:value-type="float">
            <text:p>23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5" calcext:value-type="float">
            <text:p>256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13" calcext:value-type="float">
            <text:p>28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69" calcext:value-type="float">
            <text:p>30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33" calcext:value-type="float">
            <text:p>333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05" calcext:value-type="float">
            <text:p>36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85" calcext:value-type="float">
            <text:p>388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73" calcext:value-type="float">
            <text:p>417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69" calcext:value-type="float">
            <text:p>44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30" calcext:value-type="float">
            <text:p>47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50" calcext:value-type="float">
            <text:p>49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70" calcext:value-type="float">
            <text:p>51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90" calcext:value-type="float">
            <text:p>53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10" calcext:value-type="float">
            <text:p>56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830" calcext:value-type="float">
            <text:p>58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50" calcext:value-type="float">
            <text:p>60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270" calcext:value-type="float">
            <text:p>62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490" calcext:value-type="float">
            <text:p>64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41" calcext:value-type="float">
            <text:p>664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717" calcext:value-type="float">
            <text:p>671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785" calcext:value-type="float">
            <text:p>678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845" calcext:value-type="float">
            <text:p>68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97" calcext:value-type="float">
            <text:p>689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941" calcext:value-type="float">
            <text:p>694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977" calcext:value-type="float">
            <text:p>697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05" calcext:value-type="float">
            <text:p>70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915" calcext:value-type="float">
            <text:p>69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707" calcext:value-type="float">
            <text:p>670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91" calcext:value-type="float">
            <text:p>649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267" calcext:value-type="float">
            <text:p>626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35" calcext:value-type="float">
            <text:p>603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95" calcext:value-type="float">
            <text:p>579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547" calcext:value-type="float">
            <text:p>554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91" calcext:value-type="float">
            <text:p>529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27" calcext:value-type="float">
            <text:p>502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55" calcext:value-type="float">
            <text:p>47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75" calcext:value-type="float">
            <text:p>447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87" calcext:value-type="float">
            <text:p>418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91" calcext:value-type="float">
            <text:p>389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30" calcext:value-type="float">
            <text:p>36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10" calcext:value-type="float">
            <text:p>34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190" calcext:value-type="float">
            <text:p>31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70" calcext:value-type="float">
            <text:p>29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50" calcext:value-type="float">
            <text:p>27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30" calcext:value-type="float">
            <text:p>25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10" calcext:value-type="float">
            <text:p>23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90" calcext:value-type="float">
            <text:p>20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70" calcext:value-type="float">
            <text:p>18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50" calcext:value-type="float">
            <text:p>16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30" calcext:value-type="float">
            <text:p>14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10" calcext:value-type="float">
            <text:p>12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90" calcext:value-type="float">
            <text:p>9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70" calcext:value-type="float">
            <text:p>7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0" calcext:value-type="float">
            <text:p>5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0" calcext:value-type="float">
            <text:p>3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2T13:34:22.860222012</dc:date>
    <dc:creator>Joshua O'Leary</dc:creator>
    <meta:editing-duration>PT34S</meta:editing-duration>
    <meta:editing-cycles>1</meta:editing-cycles>
    <meta:document-statistic meta:table-count="1" meta:cell-count="303" meta:object-count="1"/>
    <meta:generator>LibreOffice/5.0.5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73cm" svg:height="11.797cm" xlink:href=".." xlink:type="simple" chart:class="chart:scatter" chart:style-name="ch1">
        <chart:plot-area chart:style-name="ch2" table:cell-range-address="fuel_30.A1:fuel_30.B101" svg:x="1.43cm" svg:y="0.235cm" svg:width="19.124cm" svg:height="10.346cm">
          <chartooo:coordinate-region svg:x="2.422cm" svg:y="0.434cm" svg:width="17.852cm" svg:height="9.5cm"/>
          <chart:axis chart:dimension="x" chart:name="primary-x" chart:style-name="ch3">
            <chart:title svg:x="10.26cm" svg:y="10.816cm" chart:style-name="ch4">
              <text:p>Iterations</text:p>
            </chart:title>
          </chart:axis>
          <chart:axis chart:dimension="y" chart:name="primary-y" chart:style-name="ch3">
            <chart:title svg:x="0.451cm" svg:y="6.391cm" chart:style-name="ch5">
              <text:p>Cells on Fire</text:p>
            </chart:title>
            <chart:grid chart:style-name="ch6" chart:class="major"/>
          </chart:axis>
          <chart:series chart:style-name="ch7" chart:values-cell-range-address="fuel_30.B1:fuel_30.B101" chart:class="chart:scatter">
            <chart:domain table:cell-range-address="fuel_30.A1:fuel_30.A101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uel_30.A1:fuel_30.A101</svg:desc>
                </draw:g>
              </table:table-cell>
              <table:table-cell office:value-type="float" office:value="69">
                <text:p>69</text:p>
                <draw:g>
                  <svg:desc>fuel_30.B1:fuel_30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173">
                <text:p>41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469">
                <text:p>44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730">
                <text:p>47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170">
                <text:p>51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641">
                <text:p>66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6717">
                <text:p>67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6845">
                <text:p>68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6941">
                <text:p>69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977">
                <text:p>69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7005">
                <text:p>70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6915">
                <text:p>69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6707">
                <text:p>67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491">
                <text:p>64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6035">
                <text:p>60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795">
                <text:p>57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547">
                <text:p>55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291">
                <text:p>52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755">
                <text:p>47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475">
                <text:p>44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